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c5ac" officeooo:paragraph-rsid="0004c5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团队简介:</text:p>
      <text:p text:style-name="P1">我们团队成员成绩优秀,实践能力及团队协作能力较强。本团队五人都具有扎</text:p>
      <text:p text:style-name="P1">实的知识基础,具备过硬的专业素质和理论基础知识,具备项目所需要的计算机、</text:p>
      <text:p text:style-name="P1">物理、数学等方面的知识,队员来自各个实验室,各有专长,队员对于软件及硬件</text:p>
      <text:p text:style-name="P1">的运用,算法及代码的编写得心应手,团队成员大都具有一定的项目经历。针对本</text:p>
      <text:p text:style-name="P1">选题,团队成员已经做好了大部分前期性的准备工作,如大量阅读了与本课题相关</text:p>
      <text:p text:style-name="P1">的各类文章,掌握了项目所需的一些算法。我们喜欢思考,敢于尝试,也乐于将所</text:p>
      <text:p text:style-name="P1">学的知识运用到实践中以解决生活中的问题。</text:p>
      <text:p text:style-name="P1">2.国内外发展动态:</text:p>
      <text:p text:style-name="P1">随着网络电商平台的强势崛起,网络购物正逐渐渗透并改变消费者的日常生活,</text:p>
      <text:p text:style-name="P1">同时网购商品的评论数量也迅速增长起来,而要从这些庞大的内容中快速获取有价</text:p>
      <text:p text:style-name="P1">值的信息逐渐成为了一大难点 [1] 。就国内外电商交易与位置定位软件市场而言,目</text:p>
      <text:p text:style-name="P1">前尚无可以实现帮助商家准确定位目标群体的软件。不仅如此,商家只能靠用户口</text:p>
      <text:p text:style-name="P1">碑和顾客宣传进行间接推广。无法做到精准识别目标群体,主动出击进行推广。</text:p>
      <text:p text:style-name="P1">文本去重指的是从大量的文本信息中去除相同、相似的信息。针对中文文本,</text:p>
      <text:p text:style-name="P1">可以抽取出文本内容特征,结合 Simhash 算法生成中文文本的语义指纹,通过语义指</text:p>
      <text:p text:style-name="P1">纹的海明距离判断文本间相似程度 [2] 。整合 Single-Pass 快速聚类算法对语义指纹</text:p>
      <text:p text:style-name="P1">快速聚类,所得的语义指纹聚类即为文本去重的最终结果,从而实现面向中文文本的</text:p>
      <text:p text:style-name="P1">快速去重流程。实验过程中,通过与 Shingle 算法对比,可以体现该方法在算法精确</text:p>
      <text:p text:style-name="P1">度、鲁棒性等方面的优势,同时该方法的运行速度优势也能较好地支持大数据量文本</text:p>
      <text:p text:style-name="P1">4的去重操作 [3] 。</text:p>
      <text:p text:style-name="P1">文本的表示及其特征项的选取是文本挖掘、信息检索的一个基本问题,它把从</text:p>
      <text:p text:style-name="P1">文本中抽取出的特征词进行量化来表示文本信息 [4] 。将它们从一个无结构的原始文</text:p>
      <text:p text:style-name="P1">本转化为结构化的计算机可以识别处理的信息,即对文本进行科学的抽象,建立它</text:p>
      <text:p text:style-name="P1">的数学模型,用以描述和代替文本 [5] 。使计算机能够通过对这种模型的计算和操作</text:p>
      <text:p text:style-name="P1">来实现对文本的识别。由于文本是非结构化的数据,要想从大量的文本中挖掘有用的</text:p>
      <text:p text:style-name="P1">信息就必须首先将文本转化为可处理的结构化形式 [6] 。目前人们通常采用向量空间</text:p>
      <text:p text:style-name="P1">模型来描述文本向量,但是如果直接用分词算法和词频统计方法得到的特征项来表</text:p>
      <text:p text:style-name="P1">示文本向量中的各个维,那么这个向量的维度将是非常的大 [7] 。这种未经处理的文本</text:p>
      <text:p text:style-name="P1">矢量不仅给后续工作带来巨大的计算开销,使整个处理过程的效率非常低下,而且会</text:p>
      <text:p text:style-name="P1">损害分类、聚类算法的精确性,从而使所得到的结果很难令人满意。因此,必须对文</text:p>
      <text:p text:style-name="P1">本向量做进一步净化处理,在保证原文含义的基础上,找出对文本特征类别最具代表</text:p>
      <text:p text:style-name="P1">性的文本特征。为了解决这个问题,最有效的办法就是通过特征选择来降维 [8] 。</text:p>
      <text:p text:style-name="P1">二十世纪 90 年代初期,人们发起了一个新的,称为“信息可视化”的研究领域,</text:p>
      <text:p text:style-name="P1">旨在为许多应用领域之中对于抽象的异质性数据集的分析工作提供支持 [9] 。因此,</text:p>
      <text:p text:style-name="P1">21 世纪人们正在逐渐接受这个同时涵盖科学可视化与信息可视化领域的新生术语</text:p>
      <text:p text:style-name="P1">“数据可视化”。将用户的评论分类展示到地图上可以帮助商家更好的了解到自己</text:p>
      <text:p text:style-name="P1">产品受欢迎程度,可以在好评的地区加大推广力度广大销售额 [10] 。在评论稍差的地</text:p>
      <text:p text:style-name="P1">区可以综合用户提出的问题进行改进,做到不同地区不同产品特色,努力迎合目标</text:p>
      <text:p text:style-name="P1">群体的需求。</text:p>
      <text:p text:style-name="P1">地理信息系统(Geographic Information System 或 Geo-Information system,</text:p>
      <text:p text:style-name="P1">GIS)它是一种特定的十分重要的空间信息系统 [11] 。它是在计算机硬、软件系统支持</text:p>
      <text:p text:style-name="P1">下,对整个或部分地球表层(包括大气层)空间中的有关地理分布数据进行采集、</text:p>
      <text:p text:style-name="P1">储存、管理、运算、分析、显示和描述的技术系统</text:p>
      <text:p text:style-name="P1">[12]</text:p>
      <text:p text:style-name="P1">。</text:p>
      <text:p text:style-name="P1"><text:soft-page-break/>空间分析是对于地理空间现象的定量研究,其常规能力是操纵空间数据使之成</text:p>
      <text:p text:style-name="P1">为不同的形式,并且提取其潜在的信息。空间分析是 GIS 的核心 [13] 。空间分析能力</text:p>
      <text:p text:style-name="P1">(特别是对空间隐含信息的提取和传输能力)是地理信息系统区别与一般信息系统</text:p>
      <text:p text:style-name="P1">的主要方面,也是评价一个地理信息系统成功与否的一个主要指标。空间分析主要</text:p>
      <text:p text:style-name="P1">通过空间数据和空间模型的联合分析来挖掘空间目标的潜在信息,而这些空间目标</text:p>
      <text:p text:style-name="P1">的基本信息,无非是其空间位置、分布、形态、距离、方位、拓扑关系等,其中距</text:p>
      <text:p text:style-name="P1">5离、方位、拓扑关系组成了空间目标的空间关系,它是地理实体之间的空间特性,</text:p>
      <text:p text:style-name="P1">可以作为数据组织、查询、分析和推理的基础 [14] 。</text:p>
      <text:p text:style-name="P1">综上分析,本项目将利用现有文本库或爬虫对文本信息进行收集。再对文本进</text:p>
      <text:p text:style-name="P1">行预处理,包括文本分词、去停用词、文本去重等步骤对无价值文本的过滤。将预</text:p>
      <text:p text:style-name="P1">处理后的文本进行特征抽取和文本表示,利用机器学习算法反复训练生成一个分类</text:p>
      <text:p text:style-name="P1">器。将不同文本对应的地理信息技术通过空间分析,将其属性通过数据可视化技术</text:p>
      <text:p text:style-name="P1">映射到地图上,实现文本和地理信息的可视化。</text:p>
      <text:p text:style-name="P1">由此可见,当前在 GIS 领域对于语义的研究取得了一定的成果,但距离自动理</text:p>
      <text:p text:style-name="P1">解空间信息还具有一定的距离,具体主要体现在以下几个方面:</text:p>
      <text:p text:style-name="P1">(1)基于空间聚类的时空距离测定</text:p>
      <text:p text:style-name="P1">空间聚类的目的是对空间物体的集群性进行分析,将其分为几个不同的子群。</text:p>
      <text:p text:style-name="P1">子群的形成是地理系统运作的结果,根据此可以揭示某种地理机制。此外,子群可</text:p>
      <text:p text:style-name="P1">以作为其他分析的基础,例如,公共设施的建立一般地说是根据居民点群的分布,</text:p>
      <text:p text:style-name="P1">而不是具体的居民住宅的分布来布置的,因此需要对居民点群进行聚类分析以形成</text:p>
      <text:p text:style-name="P1">若干居民点子群,这样便于简化问题,突出重点。</text:p>
      <text:p text:style-name="P1">(2)基于空间趋势面分析</text:p>
      <text:p text:style-name="P1">空间趋势反映的是空间物体在空间区域上变化的主体特征,因此它忽略了局部</text:p>
      <text:p text:style-name="P1">的变异以揭示总体规律。从理论上讲,空间梯度均值可以作为描述空间趋势的一个</text:p>
      <text:p text:style-name="P1">参数,但因其不能从空间的角度反映趋势,因此在实际当中很少使用。趋势面是揭</text:p>
      <text:p text:style-name="P1">示面状区域上连续分布现象空间变化规律的理想工具,也是实际当中经常使用的描</text:p>
      <text:p text:style-name="P1">述空间趋势的主要方法。经过适当的预处理,非连续分布的现象在面状区域上的空</text:p>
      <text:p text:style-name="P1">间趋势亦可以用趋势面来描述 [16] 。</text:p>
      <text:p text:style-name="P1">为此,本项目将用以下方法解决上面提到的问题:</text:p>
      <text:p text:style-name="P1">(1)对于采集到的文本对应的地理信息数据,可以得到一个离散点群 ,也能得</text:p>
      <text:p text:style-name="P1">到一组描述点群位置的几何数据,亦可以有一组统计变量的属性数据 ,空间聚类是</text:p>
      <text:p text:style-name="P1">基于几何数据的聚类。同样基于 ,也可以进行聚类分析。</text:p>
      <text:p text:style-name="P1">(2)为了对聚类后的数据进行分析,可以使用趋势面分析的方法。趋势面分析根</text:p>
      <text:p text:style-name="P1">据空间的抽样数据,拟合一个数学曲面,用该数学曲面来反映空间变化分布的变化</text:p>
      <text:p text:style-name="P1">情况。趋势面分析在应用上首先要考虑数学曲面类型的确定。一般情况下是多选用</text:p>
      <text:p text:style-name="P1">多项式函数作为数学表达式;表达式的确定多采用最小二乘方法。其次要考虑拟合</text:p>
      <text:p text:style-name="P1">6精度的确定,趋势面的拟合精度具有特殊性,它并不要求有很高的拟合精度,相反</text:p>
      <text:p text:style-name="P1">过高的拟合精度具有会因数学曲面过于逼近实际分布曲面而难以反映分布的主体特</text:p>
      <text:p text:style-name="P1">征,达不到描述空间趋势的目的。在采用多项式的趋势面分析中,可通过改变多项</text:p>
      <text:p text:style-name="P1">式的次数来控制拟合精度,以达到满意的分析结果。</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20:30:44.668365504</meta:creation-date>
    <dc:date>2019-03-20T22:25:48.754500227</dc:date>
    <meta:editing-duration>PT1H36M59S</meta:editing-duration>
    <meta:editing-cycles>1</meta:editing-cycles>
    <meta:document-statistic meta:table-count="0" meta:image-count="0" meta:object-count="0" meta:page-count="2" meta:paragraph-count="86" meta:word-count="2670" meta:character-count="2841" meta:non-whitespace-character-count="2792"/>
    <meta:generator>LibreOffice/5.1.6.2$Linux_X86_64 LibreOffice_project/10m0$Build-2</meta:generator>
  </office:meta>
</office:document-meta>
</file>